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6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net-small-with-all-average" table:style-name="ta1">
        <table:table-column table:style-name="co2" table:number-columns-repeated="5" table:default-cell-style-name="Default"/>
        <table:table-column table:style-name="co4" table:number-columns-repeated="6" table:default-cell-style-name="Default"/>
        <table:table-column table:style-name="co2" table:number-columns-repeated="53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 / neuron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table:number-columns-repeated="2"/>
          <table:table-cell office:value-type="string" calcext:value-type="string">
            <text:p>out-synaps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5148.5836" calcext:value-type="float">
            <text:p>5148.5836</text:p>
          </table:table-cell>
          <table:table-cell office:value-type="float" office:value="104355.9759" calcext:value-type="float">
            <text:p>104355.9759</text:p>
          </table:table-cell>
          <table:table-cell office:value-type="float" office:value="1180.1798" calcext:value-type="float">
            <text:p>1180.1798</text:p>
          </table:table-cell>
          <table:table-cell table:number-columns-repeated="8"/>
          <table:table-cell office:value-type="float" office:value="46.8911685994648" calcext:value-type="float">
            <text:p>46.891168599464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0:783]</text:p>
          </table:table-cell>
          <table:table-cell/>
          <table:table-cell table:number-columns-repeated="3" office:value-type="float" office:value="247.1969" calcext:value-type="float">
            <text:p>247.1969</text:p>
          </table:table-cell>
          <table:table-cell office:value-type="float" office:value="784" calcext:value-type="float">
            <text:p>784</text:p>
          </table:table-cell>
          <table:table-cell table:formula="of:=[$layers.C2]" office:value-type="float" office:value="6" calcext:value-type="float">
            <text:p>6</text:p>
          </table:table-cell>
          <table:table-cell table:number-columns-repeated="6"/>
          <table:table-cell office:value-type="float" office:value="137.418367346939" calcext:value-type="float">
            <text:p>137.41836734693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84:1567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39.7781" calcext:value-type="float">
            <text:p>39.7781</text:p>
          </table:table-cell>
          <table:table-cell table:formula="of:=28*28" office:value-type="float" office:value="784" calcext:value-type="float">
            <text:p>784</text:p>
          </table:table-cell>
          <table:table-cell table:formula="of:=[layers.C3]" office:value-type="float" office:value="1" calcext:value-type="float">
            <text:p>1</text:p>
          </table:table-cell>
          <table:table-cell table:formula="of:=[.F3]*[layers.B3]" office:value-type="float" office:value="784" calcext:value-type="float">
            <text:p>784</text:p>
          </table:table-cell>
          <table:table-cell table:formula="of:=[.K4]/[.H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layers.B3]*[.F3]*[.N3]/[.G3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568:2351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49.0988" calcext:value-type="float">
            <text:p>49.098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352:3135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227.4882" calcext:value-type="float">
            <text:p>227.488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136:3919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24.6992" calcext:value-type="float">
            <text:p>24.699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920:4703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97.2144" calcext:value-type="float">
            <text:p>97.214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4704:5487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78.5236" calcext:value-type="float">
            <text:p>78.523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5488:5683]</text:p>
          </table:table-cell>
          <table:table-cell office:value-type="string" calcext:value-type="string">
            <text:p>convolution</text:p>
          </table:table-cell>
          <table:table-cell office:value-type="float" office:value="23.0071" calcext:value-type="float">
            <text:p>23.0071</text:p>
          </table:table-cell>
          <table:table-cell office:value-type="float" office:value="39.7781" calcext:value-type="float">
            <text:p>39.7781</text:p>
          </table:table-cell>
          <table:table-cell office:value-type="float" office:value="23.0071" calcext:value-type="float">
            <text:p>23.0071</text:p>
          </table:table-cell>
          <table:table-cell table:formula="of:=14*14" office:value-type="float" office:value="196" calcext:value-type="float">
            <text:p>196</text:p>
          </table:table-cell>
          <table:table-cell table:formula="of:=[layers.C4]" office:value-type="float" office:value="16" calcext:value-type="float">
            <text:p>16</text:p>
          </table:table-cell>
          <table:table-cell table:formula="of:=[.F9]*[layers.B4]" office:value-type="float" office:value="784" calcext:value-type="float">
            <text:p>784</text:p>
          </table:table-cell>
          <table:table-cell table:formula="of:=[.K10]/[.H10]" office:value-type="float" office:value="1" calcext:value-type="float">
            <text:p>1</text:p>
          </table:table-cell>
          <table:table-cell table:formula="of:=[.E4]" office:value-type="float" office:value="39.7781" calcext:value-type="float">
            <text:p>39.7781</text:p>
          </table:table-cell>
          <table:table-cell table:formula="of:=[layers.B4]*[.F9]*[.N9]/[.G9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5684:5879]</text:p>
          </table:table-cell>
          <table:table-cell office:value-type="string" calcext:value-type="string">
            <text:p>convolution</text:p>
          </table:table-cell>
          <table:table-cell office:value-type="float" office:value="30.066" calcext:value-type="float">
            <text:p>30.066</text:p>
          </table:table-cell>
          <table:table-cell office:value-type="float" office:value="49.0988" calcext:value-type="float">
            <text:p>49.0988</text:p>
          </table:table-cell>
          <table:table-cell office:value-type="float" office:value="30.066" calcext:value-type="float">
            <text:p>30.066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5]" office:value-type="float" office:value="49.0988" calcext:value-type="float">
            <text:p>49.0988</text:p>
          </table:table-cell>
          <table:table-cell table:formula="of:=[.K$10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5880:6075]</text:p>
          </table:table-cell>
          <table:table-cell office:value-type="string" calcext:value-type="string">
            <text:p>convolution</text:p>
          </table:table-cell>
          <table:table-cell office:value-type="float" office:value="79.2509" calcext:value-type="float">
            <text:p>79.2509</text:p>
          </table:table-cell>
          <table:table-cell office:value-type="float" office:value="227.4882" calcext:value-type="float">
            <text:p>227.4882</text:p>
          </table:table-cell>
          <table:table-cell office:value-type="float" office:value="79.2509" calcext:value-type="float">
            <text:p>79.2509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6]" office:value-type="float" office:value="227.4882" calcext:value-type="float">
            <text:p>227.4882</text:p>
          </table:table-cell>
          <table:table-cell table:formula="of:=[.K$10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076:6271]</text:p>
          </table:table-cell>
          <table:table-cell office:value-type="string" calcext:value-type="string">
            <text:p>convolution</text:p>
          </table:table-cell>
          <table:table-cell office:value-type="float" office:value="19.7259" calcext:value-type="float">
            <text:p>19.7259</text:p>
          </table:table-cell>
          <table:table-cell office:value-type="float" office:value="24.6992" calcext:value-type="float">
            <text:p>24.6992</text:p>
          </table:table-cell>
          <table:table-cell office:value-type="float" office:value="19.7259" calcext:value-type="float">
            <text:p>19.7259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7]" office:value-type="float" office:value="24.6992" calcext:value-type="float">
            <text:p>24.6992</text:p>
          </table:table-cell>
          <table:table-cell table:formula="of:=[.K$10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272:6467]</text:p>
          </table:table-cell>
          <table:table-cell office:value-type="string" calcext:value-type="string">
            <text:p>convolution</text:p>
          </table:table-cell>
          <table:table-cell office:value-type="float" office:value="42.343" calcext:value-type="float">
            <text:p>42.343</text:p>
          </table:table-cell>
          <table:table-cell office:value-type="float" office:value="97.2144" calcext:value-type="float">
            <text:p>97.2144</text:p>
          </table:table-cell>
          <table:table-cell office:value-type="float" office:value="42.343" calcext:value-type="float">
            <text:p>42.343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8]" office:value-type="float" office:value="97.2144" calcext:value-type="float">
            <text:p>97.2144</text:p>
          </table:table-cell>
          <table:table-cell table:formula="of:=[.K$10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468:6663]</text:p>
          </table:table-cell>
          <table:table-cell office:value-type="string" calcext:value-type="string">
            <text:p>convolution</text:p>
          </table:table-cell>
          <table:table-cell office:value-type="float" office:value="35.7164" calcext:value-type="float">
            <text:p>35.7164</text:p>
          </table:table-cell>
          <table:table-cell office:value-type="float" office:value="78.5236" calcext:value-type="float">
            <text:p>78.5236</text:p>
          </table:table-cell>
          <table:table-cell office:value-type="float" office:value="35.7164" calcext:value-type="float">
            <text:p>35.7164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9]" office:value-type="float" office:value="78.5236" calcext:value-type="float">
            <text:p>78.5236</text:p>
          </table:table-cell>
          <table:table-cell table:formula="of:=[.K$10]" office:value-type="float" office:value="784" calcext:value-type="float">
            <text:p>784</text:p>
          </table:table-cell>
          <table:table-cell table:number-columns-repeated="2"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664:67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5.3114" calcext:value-type="float">
            <text:p>5.3114</text:p>
          </table:table-cell>
          <table:table-cell table:formula="of:=10*10" office:value-type="float" office:value="100" calcext:value-type="float">
            <text:p>100</text:p>
          </table:table-cell>
          <table:table-cell table:formula="of:=[layers.C5]" office:value-type="float" office:value="1" calcext:value-type="float">
            <text:p>1</text:p>
          </table:table-cell>
          <table:table-cell table:formula="of:=[.F15]*[layers.B5]" office:value-type="float" office:value="1176" calcext:value-type="float">
            <text:p>1176</text:p>
          </table:table-cell>
          <table:table-cell table:formula="of:=[.K16]/[.H16]" office:value-type="float" office:value="12.7551020408163" calcext:value-type="float">
            <text:p>12.7551020408163</text:p>
          </table:table-cell>
          <table:table-cell table:formula="of:=SUM([.E10:.E15])" office:value-type="float" office:value="230.1093" calcext:value-type="float">
            <text:p>230.1093</text:p>
          </table:table-cell>
          <table:table-cell table:formula="of:=[layers.B5]*[.F15]*[.N15]/[.G15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764:68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7.031" calcext:value-type="float">
            <text:p>7.031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864:69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3.0634" calcext:value-type="float">
            <text:p>3.0634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964:70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3.5109" calcext:value-type="float">
            <text:p>3.5109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064:71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2.1101" calcext:value-type="float">
            <text:p>2.1101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164:72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5.5268" calcext:value-type="float">
            <text:p>5.5268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264:73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8.0066" calcext:value-type="float">
            <text:p>8.0066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364:74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5.3841" calcext:value-type="float">
            <text:p>5.3841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464:75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5.7844" calcext:value-type="float">
            <text:p>5.7844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564:76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4.2012" calcext:value-type="float">
            <text:p>4.2012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664:77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4.233" calcext:value-type="float">
            <text:p>4.233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764:78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3.8463" calcext:value-type="float">
            <text:p>3.8463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864:79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10.9447" calcext:value-type="float">
            <text:p>10.9447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964:80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4.7603" calcext:value-type="float">
            <text:p>4.7603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064:81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12.8338" calcext:value-type="float">
            <text:p>12.8338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164:82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3.7709" calcext:value-type="float">
            <text:p>3.7709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264:8288]</text:p>
          </table:table-cell>
          <table:table-cell office:value-type="string" calcext:value-type="string">
            <text:p>convolution</text:p>
          </table:table-cell>
          <table:table-cell office:value-type="float" office:value="3.8471" calcext:value-type="float">
            <text:p>3.8471</text:p>
          </table:table-cell>
          <table:table-cell office:value-type="float" office:value="5.3114" calcext:value-type="float">
            <text:p>5.3114</text:p>
          </table:table-cell>
          <table:table-cell office:value-type="float" office:value="3.8471" calcext:value-type="float">
            <text:p>3.8471</text:p>
          </table:table-cell>
          <table:table-cell table:formula="of:=5*5" office:value-type="float" office:value="25" calcext:value-type="float">
            <text:p>25</text:p>
          </table:table-cell>
          <table:table-cell table:formula="of:=[layers.C6]" office:value-type="float" office:value="1" calcext:value-type="float">
            <text:p>1</text:p>
          </table:table-cell>
          <table:table-cell table:formula="of:=[.F31]*[layers.B6]" office:value-type="float" office:value="100" calcext:value-type="float">
            <text:p>100</text:p>
          </table:table-cell>
          <table:table-cell table:formula="of:=[.K32]/[.H32]" office:value-type="float" office:value="1" calcext:value-type="float">
            <text:p>1</text:p>
          </table:table-cell>
          <table:table-cell table:formula="of:=[.E16]" office:value-type="float" office:value="5.3114" calcext:value-type="float">
            <text:p>5.3114</text:p>
          </table:table-cell>
          <table:table-cell table:formula="of:=[layers.B6]*[.F31]*[.N31]/[.G31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289:8313]</text:p>
          </table:table-cell>
          <table:table-cell office:value-type="string" calcext:value-type="string">
            <text:p>convolution</text:p>
          </table:table-cell>
          <table:table-cell office:value-type="float" office:value="4.6054" calcext:value-type="float">
            <text:p>4.6054</text:p>
          </table:table-cell>
          <table:table-cell office:value-type="float" office:value="7.031" calcext:value-type="float">
            <text:p>7.031</text:p>
          </table:table-cell>
          <table:table-cell office:value-type="float" office:value="4.6054" calcext:value-type="float">
            <text:p>4.6054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17]" office:value-type="float" office:value="7.031" calcext:value-type="float">
            <text:p>7.031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314:8338]</text:p>
          </table:table-cell>
          <table:table-cell office:value-type="string" calcext:value-type="string">
            <text:p>convolution</text:p>
          </table:table-cell>
          <table:table-cell office:value-type="float" office:value="1.986" calcext:value-type="float">
            <text:p>1.986</text:p>
          </table:table-cell>
          <table:table-cell office:value-type="float" office:value="3.0634" calcext:value-type="float">
            <text:p>3.0634</text:p>
          </table:table-cell>
          <table:table-cell office:value-type="float" office:value="1.986" calcext:value-type="float">
            <text:p>1.986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18]" office:value-type="float" office:value="3.0634" calcext:value-type="float">
            <text:p>3.0634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339:8363]</text:p>
          </table:table-cell>
          <table:table-cell office:value-type="string" calcext:value-type="string">
            <text:p>convolution</text:p>
          </table:table-cell>
          <table:table-cell office:value-type="float" office:value="2.7944" calcext:value-type="float">
            <text:p>2.7944</text:p>
          </table:table-cell>
          <table:table-cell office:value-type="float" office:value="3.5109" calcext:value-type="float">
            <text:p>3.5109</text:p>
          </table:table-cell>
          <table:table-cell office:value-type="float" office:value="2.7944" calcext:value-type="float">
            <text:p>2.7944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19]" office:value-type="float" office:value="3.5109" calcext:value-type="float">
            <text:p>3.5109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364:8388]</text:p>
          </table:table-cell>
          <table:table-cell office:value-type="string" calcext:value-type="string">
            <text:p>convolution</text:p>
          </table:table-cell>
          <table:table-cell office:value-type="float" office:value="1.825" calcext:value-type="float">
            <text:p>1.825</text:p>
          </table:table-cell>
          <table:table-cell office:value-type="float" office:value="2.1101" calcext:value-type="float">
            <text:p>2.1101</text:p>
          </table:table-cell>
          <table:table-cell office:value-type="float" office:value="1.825" calcext:value-type="float">
            <text:p>1.825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0]" office:value-type="float" office:value="2.1101" calcext:value-type="float">
            <text:p>2.1101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389:8413]</text:p>
          </table:table-cell>
          <table:table-cell office:value-type="string" calcext:value-type="string">
            <text:p>convolution</text:p>
          </table:table-cell>
          <table:table-cell office:value-type="float" office:value="3.7546" calcext:value-type="float">
            <text:p>3.7546</text:p>
          </table:table-cell>
          <table:table-cell office:value-type="float" office:value="5.5268" calcext:value-type="float">
            <text:p>5.5268</text:p>
          </table:table-cell>
          <table:table-cell office:value-type="float" office:value="3.7546" calcext:value-type="float">
            <text:p>3.7546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1]" office:value-type="float" office:value="5.5268" calcext:value-type="float">
            <text:p>5.5268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414:8438]</text:p>
          </table:table-cell>
          <table:table-cell office:value-type="string" calcext:value-type="string">
            <text:p>convolution</text:p>
          </table:table-cell>
          <table:table-cell office:value-type="float" office:value="4.9635" calcext:value-type="float">
            <text:p>4.9635</text:p>
          </table:table-cell>
          <table:table-cell office:value-type="float" office:value="8.0066" calcext:value-type="float">
            <text:p>8.0066</text:p>
          </table:table-cell>
          <table:table-cell office:value-type="float" office:value="4.9635" calcext:value-type="float">
            <text:p>4.9635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2]" office:value-type="float" office:value="8.0066" calcext:value-type="float">
            <text:p>8.0066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439:8463]</text:p>
          </table:table-cell>
          <table:table-cell office:value-type="string" calcext:value-type="string">
            <text:p>convolution</text:p>
          </table:table-cell>
          <table:table-cell office:value-type="float" office:value="4.0063" calcext:value-type="float">
            <text:p>4.0063</text:p>
          </table:table-cell>
          <table:table-cell office:value-type="float" office:value="5.3841" calcext:value-type="float">
            <text:p>5.3841</text:p>
          </table:table-cell>
          <table:table-cell office:value-type="float" office:value="4.0063" calcext:value-type="float">
            <text:p>4.0063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3]" office:value-type="float" office:value="5.3841" calcext:value-type="float">
            <text:p>5.3841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464:8488]</text:p>
          </table:table-cell>
          <table:table-cell office:value-type="string" calcext:value-type="string">
            <text:p>convolution</text:p>
          </table:table-cell>
          <table:table-cell office:value-type="float" office:value="4.0111" calcext:value-type="float">
            <text:p>4.0111</text:p>
          </table:table-cell>
          <table:table-cell office:value-type="float" office:value="5.7844" calcext:value-type="float">
            <text:p>5.7844</text:p>
          </table:table-cell>
          <table:table-cell office:value-type="float" office:value="4.0111" calcext:value-type="float">
            <text:p>4.0111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4]" office:value-type="float" office:value="5.7844" calcext:value-type="float">
            <text:p>5.7844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489:8513]</text:p>
          </table:table-cell>
          <table:table-cell office:value-type="string" calcext:value-type="string">
            <text:p>convolution</text:p>
          </table:table-cell>
          <table:table-cell office:value-type="float" office:value="2.7462" calcext:value-type="float">
            <text:p>2.7462</text:p>
          </table:table-cell>
          <table:table-cell office:value-type="float" office:value="4.2012" calcext:value-type="float">
            <text:p>4.2012</text:p>
          </table:table-cell>
          <table:table-cell office:value-type="float" office:value="2.7462" calcext:value-type="float">
            <text:p>2.7462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5]" office:value-type="float" office:value="4.2012" calcext:value-type="float">
            <text:p>4.2012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514:8538]</text:p>
          </table:table-cell>
          <table:table-cell office:value-type="string" calcext:value-type="string">
            <text:p>convolution</text:p>
          </table:table-cell>
          <table:table-cell office:value-type="float" office:value="3.0887" calcext:value-type="float">
            <text:p>3.0887</text:p>
          </table:table-cell>
          <table:table-cell office:value-type="float" office:value="4.233" calcext:value-type="float">
            <text:p>4.233</text:p>
          </table:table-cell>
          <table:table-cell office:value-type="float" office:value="3.0887" calcext:value-type="float">
            <text:p>3.0887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6]" office:value-type="float" office:value="4.233" calcext:value-type="float">
            <text:p>4.233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539:8563]</text:p>
          </table:table-cell>
          <table:table-cell office:value-type="string" calcext:value-type="string">
            <text:p>convolution</text:p>
          </table:table-cell>
          <table:table-cell office:value-type="float" office:value="2.9294" calcext:value-type="float">
            <text:p>2.9294</text:p>
          </table:table-cell>
          <table:table-cell office:value-type="float" office:value="3.8463" calcext:value-type="float">
            <text:p>3.8463</text:p>
          </table:table-cell>
          <table:table-cell office:value-type="float" office:value="2.9294" calcext:value-type="float">
            <text:p>2.9294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7]" office:value-type="float" office:value="3.8463" calcext:value-type="float">
            <text:p>3.8463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564:8588]</text:p>
          </table:table-cell>
          <table:table-cell office:value-type="string" calcext:value-type="string">
            <text:p>convolution</text:p>
          </table:table-cell>
          <table:table-cell office:value-type="float" office:value="6.5857" calcext:value-type="float">
            <text:p>6.5857</text:p>
          </table:table-cell>
          <table:table-cell office:value-type="float" office:value="10.9447" calcext:value-type="float">
            <text:p>10.9447</text:p>
          </table:table-cell>
          <table:table-cell office:value-type="float" office:value="6.5857" calcext:value-type="float">
            <text:p>6.5857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8]" office:value-type="float" office:value="10.9447" calcext:value-type="float">
            <text:p>10.9447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589:8613]</text:p>
          </table:table-cell>
          <table:table-cell office:value-type="string" calcext:value-type="string">
            <text:p>convolution</text:p>
          </table:table-cell>
          <table:table-cell office:value-type="float" office:value="3.4379" calcext:value-type="float">
            <text:p>3.4379</text:p>
          </table:table-cell>
          <table:table-cell office:value-type="float" office:value="4.7603" calcext:value-type="float">
            <text:p>4.7603</text:p>
          </table:table-cell>
          <table:table-cell office:value-type="float" office:value="3.4379" calcext:value-type="float">
            <text:p>3.4379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9]" office:value-type="float" office:value="4.7603" calcext:value-type="float">
            <text:p>4.7603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614:8638]</text:p>
          </table:table-cell>
          <table:table-cell office:value-type="string" calcext:value-type="string">
            <text:p>convolution</text:p>
          </table:table-cell>
          <table:table-cell office:value-type="float" office:value="7.2618" calcext:value-type="float">
            <text:p>7.2618</text:p>
          </table:table-cell>
          <table:table-cell office:value-type="float" office:value="12.8338" calcext:value-type="float">
            <text:p>12.8338</text:p>
          </table:table-cell>
          <table:table-cell office:value-type="float" office:value="7.2618" calcext:value-type="float">
            <text:p>7.2618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30]" office:value-type="float" office:value="12.8338" calcext:value-type="float">
            <text:p>12.8338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639:8663]</text:p>
          </table:table-cell>
          <table:table-cell office:value-type="string" calcext:value-type="string">
            <text:p>convolution</text:p>
          </table:table-cell>
          <table:table-cell office:value-type="float" office:value="2.7257" calcext:value-type="float">
            <text:p>2.7257</text:p>
          </table:table-cell>
          <table:table-cell office:value-type="float" office:value="3.7709" calcext:value-type="float">
            <text:p>3.7709</text:p>
          </table:table-cell>
          <table:table-cell office:value-type="float" office:value="2.7257" calcext:value-type="float">
            <text:p>2.7257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31]" office:value-type="float" office:value="3.7709" calcext:value-type="float">
            <text:p>3.7709</text:p>
          </table:table-cell>
          <table:table-cell table:formula="of:=[.K$32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664:8783]</text:p>
          </table:table-cell>
          <table:table-cell office:value-type="string" calcext:value-type="string">
            <text:p>full</text:p>
          </table:table-cell>
          <table:table-cell office:value-type="float" office:value="120" calcext:value-type="float">
            <text:p>120</text:p>
          </table:table-cell>
          <table:table-cell office:value-type="float" office:value="7268.256" calcext:value-type="float">
            <text:p>7268.256</text:p>
          </table:table-cell>
          <table:table-cell office:value-type="float" office:value="17.0971" calcext:value-type="float">
            <text:p>17.0971</text:p>
          </table:table-cell>
          <table:table-cell office:value-type="float" office:value="120" calcext:value-type="float">
            <text:p>120</text:p>
          </table:table-cell>
          <table:table-cell table:formula="of:=[$layers.C7]" office:value-type="float" office:value="1" calcext:value-type="float">
            <text:p>1</text:p>
          </table:table-cell>
          <table:table-cell table:formula="of:=[.F47]*[layers.B7]" office:value-type="float" office:value="400" calcext:value-type="float">
            <text:p>400</text:p>
          </table:table-cell>
          <table:table-cell table:formula="of:=[.K48]/[.H48]" office:value-type="float" office:value="120" calcext:value-type="float">
            <text:p>120</text:p>
          </table:table-cell>
          <table:table-cell table:formula="of:=SUM([.E32:.E47])" office:value-type="float" office:value="60.5688" calcext:value-type="float">
            <text:p>60.5688</text:p>
          </table:table-cell>
          <table:table-cell table:formula="of:=[layers.B7]*[.F47]*[.N47]/[.G47]" office:value-type="float" office:value="48000" calcext:value-type="float">
            <text:p>4800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784:8867]</text:p>
          </table:table-cell>
          <table:table-cell office:value-type="string" calcext:value-type="string">
            <text:p>full</text:p>
          </table:table-cell>
          <table:table-cell office:value-type="float" office:value="83.9916" calcext:value-type="float">
            <text:p>83.9916</text:p>
          </table:table-cell>
          <table:table-cell office:value-type="float" office:value="1436.1564" calcext:value-type="float">
            <text:p>1436.1564</text:p>
          </table:table-cell>
          <table:table-cell office:value-type="float" office:value="12.3629" calcext:value-type="float">
            <text:p>12.3629</text:p>
          </table:table-cell>
          <table:table-cell office:value-type="float" office:value="84" calcext:value-type="float">
            <text:p>84</text:p>
          </table:table-cell>
          <table:table-cell table:formula="of:=[$layers.C8]" office:value-type="float" office:value="1" calcext:value-type="float">
            <text:p>1</text:p>
          </table:table-cell>
          <table:table-cell table:formula="of:=[.F48]*[layers.B8]" office:value-type="float" office:value="120" calcext:value-type="float">
            <text:p>120</text:p>
          </table:table-cell>
          <table:table-cell table:formula="of:=[.K49]/[.H49]" office:value-type="float" office:value="84" calcext:value-type="float">
            <text:p>84</text:p>
          </table:table-cell>
          <table:table-cell table:formula="of:=[.E48]" office:value-type="float" office:value="17.0971" calcext:value-type="float">
            <text:p>17.0971</text:p>
          </table:table-cell>
          <table:table-cell table:formula="of:=[layers.B8]*[.F48]*[.N48]/[.G48]" office:value-type="float" office:value="10080" calcext:value-type="float">
            <text:p>1008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868:8967]</text:p>
          </table:table-cell>
          <table:table-cell office:value-type="string" calcext:value-type="string">
            <text:p>full</text:p>
          </table:table-cell>
          <table:table-cell office:value-type="float" office:value="99.93" calcext:value-type="float">
            <text:p>99.93</text:p>
          </table:table-cell>
          <table:table-cell office:value-type="float" office:value="1236.29" calcext:value-type="float">
            <text:p>1236.29</text:p>
          </table:table-cell>
          <table:table-cell office:value-type="float" office:value="5.7236" calcext:value-type="float">
            <text:p>5.7236</text:p>
          </table:table-cell>
          <table:table-cell office:value-type="float" office:value="100" calcext:value-type="float">
            <text:p>100</text:p>
          </table:table-cell>
          <table:table-cell table:formula="of:=[$layers.C9]" office:value-type="float" office:value="1" calcext:value-type="float">
            <text:p>1</text:p>
          </table:table-cell>
          <table:table-cell table:formula="of:=[.F49]*[layers.B9]" office:value-type="float" office:value="84" calcext:value-type="float">
            <text:p>84</text:p>
          </table:table-cell>
          <table:table-cell table:formula="of:=[.K50]/[.H50]" office:value-type="float" office:value="100" calcext:value-type="float">
            <text:p>100</text:p>
          </table:table-cell>
          <table:table-cell table:formula="of:=[.E49]" office:value-type="float" office:value="12.3629" calcext:value-type="float">
            <text:p>12.3629</text:p>
          </table:table-cell>
          <table:table-cell table:formula="of:=[layers.B9]*[.F49]*[.N49]/[.G49]" office:value-type="float" office:value="8400" calcext:value-type="float">
            <text:p>84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0"/>
        </table:table-row>
      </table:table>
      <table:table table:name="layers" table:style-name="ta1">
        <table:table-column table:style-name="co3" table:number-columns-repeated="3" table:default-cell-style-name="Default"/>
        <table:table-row table:style-name="ro1">
          <table:table-cell table:style-name="ce5" office:value-type="string" calcext:value-type="string">
            <text:p>layer</text:p>
          </table:table-cell>
          <table:table-cell table:style-name="ce5" office:value-type="string" calcext:value-type="string">
            <text:p>input blocks (previous layer) for each block in layer</text:p>
          </table:table-cell>
          <table:table-cell office:value-type="string" calcext:value-type="string">
            <text:p>output-line-fanout</text:p>
          </table:table-cell>
        </table:table-row>
        <table:table-row table:style-name="ro1">
          <table:table-cell table:style-name="ce6" office:value-type="string" calcext:value-type="string">
            <text:p>input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6:52:40.25554998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3T16:53:20.491864819</dc:date>
    <dc:creator>Elkin Cruz</dc:creator>
    <meta:editing-duration>PT18M44S</meta:editing-duration>
    <meta:editing-cycles>4</meta:editing-cycles>
    <meta:generator>LibreOffice/7.2.3.2$Linux_X86_64 LibreOffice_project/20$Build-2</meta:generator>
    <meta:document-statistic meta:table-count="2" meta:cell-count="614" meta:object-count="0"/>
  </office:meta>
</office:document-meta>
</file>